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4" office:value-type="string" calcext:value-type="string">
            <text:p>milestone_6</text:p>
          </table:table-cell>
          <table:table-cell table:style-name="ce4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999999999999998" calcext:value-type="float">
            <text:p>0.1</text:p>
          </table:table-cell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999999999999999" calcext:value-type="float">
            <text:p>0.1</text:p>
          </table:table-cell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499999999999998" calcext:value-type="float">
            <text:p>0.05</text:p>
          </table:table-cell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499999999999997" calcext:value-type="float">
            <text:p>0.05</text:p>
          </table:table-cell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999999999999998" calcext:value-type="float">
            <text:p>0.1</text:p>
          </table:table-cell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999999999999999" calcext:value-type="float">
            <text:p>0.1</text:p>
          </table:table-cell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99999999999998" calcext:value-type="float">
            <text:p>0.05</text:p>
          </table:table-cell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99999999999997" calcext:value-type="float">
            <text:p>0.05</text:p>
          </table:table-cell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0.0499999999999999" calcext:value-type="float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411">
          <table:table-cell table:number-columns-repeated="16"/>
        </table:table-row>
        <table:table-row table:style-name="ro1" table:number-rows-repeated="21">
          <table:table-cell table:style-name="ce4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F45:cells.F1048554 cells.F2:cells.F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5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4 cells.F23:cells.F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42:43.26999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5:49:20.352203630</dc:date>
    <dc:creator>Robrecht Cannoodt</dc:creator>
    <meta:editing-duration>PT3H39M17S</meta:editing-duration>
    <meta:editing-cycles>32</meta:editing-cycles>
    <meta:document-statistic meta:table-count="2" meta:cell-count="406" meta:object-count="0"/>
  </office:meta>
</office:document-meta>
</file>